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P Simplified W01 Bold1" svg:font-family="'HP Simplified W01 Bold'"/>
    <style:font-face style:name="HP Simplified W01 Regular" svg:font-family="'HP Simplified W01 Regular'"/>
    <style:font-face style:name="FreeSans1" svg:font-family="FreeSans" style:font-family-generic="swiss"/>
    <style:font-face style:name="HP Simplified W01 Bold" svg:font-family="'HP Simplified W01 Bol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text-align="justify" style:justify-single-word="false"/>
    </style:style>
    <style:style style:name="P2" style:family="paragraph" style:parent-style-name="Text_20_body" style:list-style-name="L3">
      <style:paragraph-properties fo:text-align="justify" style:justify-single-word="false"/>
      <style:text-properties officeooo:paragraph-rsid="0023c4c3"/>
    </style:style>
    <style:style style:name="P3" style:family="paragraph" style:parent-style-name="Text_20_body" style:list-style-name="L3">
      <style:paragraph-properties fo:text-align="justify" style:justify-single-word="false"/>
      <style:text-properties officeooo:rsid="00274896" officeooo:paragraph-rsid="00274896"/>
    </style:style>
    <style:style style:name="P4" style:family="paragraph" style:parent-style-name="Text_20_body" style:list-style-name="L3">
      <style:paragraph-properties fo:text-align="justify" style:justify-single-word="false"/>
      <style:text-properties officeooo:rsid="002a843f" officeooo:paragraph-rsid="002a843f"/>
    </style:style>
    <style:style style:name="P5" style:family="paragraph" style:parent-style-name="Text_20_body" style:list-style-name="L3">
      <style:paragraph-properties fo:text-align="justify" style:justify-single-word="false"/>
      <style:text-properties officeooo:rsid="002ba1a4" officeooo:paragraph-rsid="002ba1a4"/>
    </style:style>
    <style:style style:name="P6" style:family="paragraph" style:parent-style-name="Heading_20_1">
      <style:paragraph-properties fo:text-align="justify" style:justify-single-word="false"/>
      <style:text-properties fo:font-size="20.7000007629395pt" style:font-size-asian="20.7000007629395pt" style:font-size-complex="20.7000007629395pt"/>
    </style:style>
    <style:style style:name="P7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36ee2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3bdda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03bdda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05cfb4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0912b4" style:font-size-asian="12pt" style:font-size-complex="12pt"/>
    </style:style>
    <style:style style:name="T8" style:family="text">
      <style:text-properties officeooo:rsid="00107d12"/>
    </style:style>
    <style:style style:name="T9" style:family="text">
      <style:text-properties officeooo:rsid="00199743"/>
    </style:style>
    <style:style style:name="T10" style:family="text">
      <style:text-properties officeooo:rsid="001c2f4c"/>
    </style:style>
    <style:style style:name="T11" style:family="text">
      <style:text-properties officeooo:rsid="001c92e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3c4c3" style:font-weight-asian="normal" style:font-weight-complex="normal"/>
    </style:style>
    <style:style style:name="T14" style:family="text">
      <style:text-properties fo:font-weight="normal" officeooo:rsid="002c3593" style:font-weight-asian="normal" style:font-weight-complex="normal"/>
    </style:style>
    <style:style style:name="T15" style:family="text">
      <style:text-properties fo:font-weight="normal" officeooo:rsid="002c519d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cronyms</text:h>
      <text:list xml:id="list9131714137321958545" text:style-name="L3">
        <text:list-item>
          <text:p text:style-name="P1">KKNPP<text:tab/><text:tab/>: Kudankulam Nuclear Power P<text:span text:style-name="T8">roject</text:span></text:p>
        </text:list-item>
        <text:list-item>
          <text:p text:style-name="P1"><text:span text:style-name="T1">VVER<text:tab/><text:tab/>: </text:span><text:span text:style-name="T2">Water-Water Energetic Reacto</text:span><text:span text:style-name="T3">r</text:span></text:p>
        </text:list-item>
        <text:list-item>
          <text:p text:style-name="P1"><text:span text:style-name="T5">N</text:span><text:span text:style-name="T6">PCIL<text:tab/><text:tab/>: Nuclear </text:span><text:span text:style-name="T7">Power Corporation India</text:span></text:p>
        </text:list-item>
        <text:list-item>
          <text:p text:style-name="P1"><text:span text:style-name="T7">P</text:span><text:span text:style-name="T4">HWR<text:tab/><text:tab/>: Pressurised Heavy Water Reactor</text:span></text:p>
        </text:list-item>
        <text:list-item>
          <text:p text:style-name="P1">LWR<text:tab/><text:tab/>: Light Water Reactor</text:p>
        </text:list-item>
        <text:list-item>
          <text:p text:style-name="P1">SIT<text:tab/><text:tab/>: Special Investigation Team</text:p>
        </text:list-item>
        <text:list-item>
          <text:p text:style-name="P1">RAW<text:tab/><text:tab/>: Re<text:span text:style-name="T9">search and Analysis Wing</text:span></text:p>
        </text:list-item>
        <text:list-item>
          <text:p text:style-name="P1">GSLV<text:tab/><text:tab/>: Geosynchronous Satel<text:span text:style-name="T10">l</text:span>ite Launch Vehicle</text:p>
        </text:list-item>
        <text:list-item>
          <text:p text:style-name="P1">PSLV<text:tab/><text:tab/>: Polar Satellite Launch Vehicle</text:p>
        </text:list-item>
        <text:list-item>
          <text:p text:style-name="P1">GSAT<text:tab/><text:tab/>: <text:span text:style-name="T11">Geosynchronous Satellite</text:span></text:p>
        </text:list-item>
        <text:list-item>
          <text:p text:style-name="P1">NJAC<text:tab/><text:tab/>: National Judicial Appointment Commission</text:p>
        </text:list-item>
        <text:list-item>
          <text:p text:style-name="P2">KIUWMIP<text:tab/>: <text:span text:style-name="T13">Karnataka Integrated Urban Water Management Investment Program</text:span></text:p>
        </text:list-item>
        <text:list-item>
          <text:p text:style-name="P3"><text:span text:style-name="T13">N</text:span><text:span text:style-name="T12">ITI<text:tab/><text:tab/>: National Institution for Transforming India</text:span></text:p>
        </text:list-item>
        <text:list-item>
          <text:p text:style-name="P4"><text:span text:style-name="T12">AAI<text:tab/><text:tab/>: Airport Authority of India</text:span></text:p>
        </text:list-item>
        <text:list-item>
          <text:p text:style-name="P5"><text:span text:style-name="T12">AFSPA<text:tab/><text:tab/>: </text:span><text:span text:style-name="T14">Armed Forces (Special Power</text:span><text:span text:style-name="T15">s</text:span><text:span text:style-name="T14">) Ac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P Simplified W01 Bold1" svg:font-family="'HP Simplified W01 Bold'"/>
    <style:font-face style:name="HP Simplified W01 Regular" svg:font-family="'HP Simplified W01 Regular'"/>
    <style:font-face style:name="FreeSans1" svg:font-family="FreeSans" style:font-family-generic="swiss"/>
    <style:font-face style:name="HP Simplified W01 Bold" svg:font-family="'HP Simplified W01 Bol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P Simplified W01 Bold1" fo:font-family="'HP Simplified W01 Bold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54:39.550260253</meta:creation-date>
    <meta:generator>LibreOffice/4.3.2.2$Linux_X86_64 LibreOffice_project/430m0$Build-2</meta:generator>
    <dc:date>2015-01-03T16:22:45.995727650</dc:date>
    <meta:editing-duration>PT4H38M14S</meta:editing-duration>
    <meta:editing-cycles>47</meta:editing-cycles>
    <meta:document-statistic meta:table-count="0" meta:image-count="0" meta:object-count="0" meta:page-count="1" meta:paragraph-count="17" meta:word-count="107" meta:character-count="636" meta:non-whitespace-character-count="547"/>
  </office:meta>
</office:document-meta>
</file>